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源ノ角ゴシック JP Bold" svg:font-family="'源ノ角ゴシック JP Bold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867cm" fo:min-width="2.789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815cm" fo:min-width="2.737cm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81cm" svg:stroke-color="#000000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源ノ角ゴシック JP Bold" fo:font-size="12pt" style:font-name-asian="源ノ角ゴシック JP Bold" style:font-size-asian="12pt" style:font-size-complex="12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style:font-name="源ノ角ゴシック JP Bold" fo:font-size="10pt" style:font-name-asian="源ノ角ゴシック JP Bold" style:font-size-asian="10pt" style:font-size-complex="10pt"/>
    </style:style>
    <style:style style:name="T1" style:family="text">
      <style:text-properties style:font-name="源ノ角ゴシック JP Bold" fo:font-size="12pt" style:font-name-asian="源ノ角ゴシック JP Bold" style:font-size-asian="12pt" style:font-size-complex="12pt"/>
    </style:style>
    <style:style style:name="T2" style:family="text">
      <style:text-properties style:font-name="源ノ角ゴシック JP Bold" fo:font-size="10pt" style:font-name-asian="源ノ角ゴシック JP Bold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3.289cm" svg:height="1.117cm" svg:x="8.121cm" svg:y="5.43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042cm" svg:height="0.865cm" svg:x="8.226cm" svg:y="5.605cm">
          <draw:text-box>
            <text:p><text:span text:style-name="T1">ゲートウェイ</text:span></text:p>
          </draw:text-box>
        </draw:frame>
        <draw:custom-shape draw:style-name="gr3" draw:text-style-name="P1" draw:layer="layout" svg:width="3.289cm" svg:height="1.117cm" svg:x="8.121cm" svg:y="8.23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025cm" svg:height="0.865cm" svg:x="8.242cm" svg:y="8.374cm">
          <draw:text-box>
            <text:p><text:span text:style-name="T1">クライアント</text:span></text:p>
          </draw:text-box>
        </draw:frame>
        <draw:custom-shape draw:style-name="gr3" draw:text-style-name="P1" draw:layer="layout" svg:width="3.289cm" svg:height="1.117cm" svg:x="8.121cm" svg:y="2.73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768cm" svg:height="0.865cm" svg:x="8.842cm" svg:y="2.874cm">
          <draw:text-box>
            <text:p><text:span text:style-name="T1">サーバ</text:span></text:p>
          </draw:text-box>
        </draw:frame>
        <draw:path draw:style-name="gr4" draw:text-style-name="P1" draw:layer="layout" svg:width="1.896cm" svg:height="1.177cm" draw:transform="rotate (2.11254652661394) translate (7.918999991305cm 8.87200000523275cm)" svg:viewBox="0 0 1897 1178" svg:d="M0 0c1838 0 1897 1178 1897 1178">
          <text:p/>
        </draw:path>
        <draw:path draw:style-name="gr4" draw:text-style-name="P1" draw:layer="layout" svg:width="0.855cm" svg:height="1.113cm" draw:transform="rotate (2.44625347959525) translate (7.87299999741489cm 5.43100000309835cm)" svg:viewBox="0 0 856 1114" svg:d="M0 0c1194 0 790 1114 790 1114">
          <text:p/>
        </draw:path>
        <draw:path draw:style-name="gr4" draw:text-style-name="P1" draw:layer="layout" svg:width="0.855cm" svg:height="1.112cm" draw:transform="rotate (-0.695513706919741) translate (11.7010000352492cm 3.98999995776754cm)" svg:viewBox="0 0 856 1113" svg:d="M0 0c1194 0 790 1113 790 1113">
          <text:p/>
        </draw:path>
        <draw:path draw:style-name="gr4" draw:text-style-name="P1" draw:layer="layout" svg:width="1.896cm" svg:height="1.178cm" draw:transform="rotate (-1.02852252820026) translate (11.648cm 6.559cm)" svg:viewBox="0 0 1897 1179" svg:d="M0 0c1838 1 1897 1179 1897 1179">
          <text:p/>
        </draw:path>
        <draw:frame draw:style-name="gr2" draw:text-style-name="P4" draw:layer="layout" svg:width="4.367cm" svg:height="1.267cm" svg:x="2.643cm" svg:y="7.075cm">
          <draw:text-box>
            <text:p text:style-name="P3"><text:span text:style-name="T2">クライアントの用いる</text:span></text:p>
            <text:p text:style-name="P3"><text:span text:style-name="T2">プロトコルでリクエスト</text:span></text:p>
          </draw:text-box>
        </draw:frame>
        <draw:frame draw:style-name="gr2" draw:text-style-name="P4" draw:layer="layout" svg:width="4.007cm" svg:height="1.267cm" svg:x="3.244cm" svg:y="4.076cm">
          <draw:text-box>
            <text:p text:style-name="P3"><text:span text:style-name="T2">プロトコルを変更して</text:span></text:p>
            <text:p text:style-name="P3"><text:span text:style-name="T2">サーバにリクエスト</text:span></text:p>
          </draw:text-box>
        </draw:frame>
        <draw:frame draw:style-name="gr2" draw:text-style-name="P4" draw:layer="layout" svg:width="2.606cm" svg:height="1.267cm" svg:x="12.345cm" svg:y="4.077cm">
          <draw:text-box>
            <text:p text:style-name="P3"><text:span text:style-name="T2">サーバからの</text:span></text:p>
            <text:p text:style-name="P3"><text:span text:style-name="T2">レスポンス</text:span></text:p>
          </draw:text-box>
        </draw:frame>
        <draw:frame draw:style-name="gr2" draw:text-style-name="P4" draw:layer="layout" svg:width="4.016cm" svg:height="1.775cm" svg:x="12.144cm" svg:y="7.076cm">
          <draw:text-box>
            <text:p text:style-name="P3"><text:span text:style-name="T2">レスポンスを</text:span></text:p>
            <text:p text:style-name="P3"><text:span text:style-name="T2">クライアントの用いる</text:span></text:p>
            <text:p text:style-name="P3"><text:span text:style-name="T2">プロトコルに変更する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源ノ角ゴシック JP Bold" svg:font-family="'源ノ角ゴシック JP Bold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.2cm" fo:page-height="12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8T01:51:51.618000000</meta:creation-date>
    <dc:date>2017-08-08T02:22:43.454000000</dc:date>
    <meta:editing-duration>PT30M51S</meta:editing-duration>
    <meta:editing-cycles>2</meta:editing-cycles>
    <meta:generator>LibreOffice/5.0.4.2$Windows_x86 LibreOffice_project/2b9802c1994aa0b7dc6079e128979269cf95bc78</meta:generator>
    <meta:document-statistic meta:object-count="14"/>
  </office:meta>
</office:document-meta>
</file>